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f63" officeooo:paragraph-rsid="00140f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select count(*) from documentaries where deleted_scenes=”true”;</text:p>
      <text:p text:style-name="P1"/>
      <text:p text:style-name="P1">2: select count(*) from movies where rented_store=”Jon Stephens” and category=”sci-fi”;</text:p>
      <text:p text:style-name="P1"/>
      <text:p text:style-name="P1">3: select sum(sales) as total_sales from movies where category=”animation”</text:p>
      <text:p text:style-name="P1"/>
      <text:p text:style-name="P1">4: select * from movies where rented= “true” and actor=”patric johnson” order by limit 3;</text:p>
      <text:p text:style-name="P1"/>
      <text:p text:style-name="P1">5: select count(*) from movies where rating=”r” and rented_by=”susan wilson”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5:14:26.497462175</meta:creation-date>
    <dc:date>2017-12-15T15:20:49.317902860</dc:date>
    <meta:editing-duration>PT6M23S</meta:editing-duration>
    <meta:editing-cycles>1</meta:editing-cycles>
    <meta:document-statistic meta:table-count="0" meta:image-count="0" meta:object-count="0" meta:page-count="1" meta:paragraph-count="5" meta:word-count="51" meta:character-count="393" meta:non-whitespace-character-count="347"/>
    <meta:generator>LibreOffice/5.3.1.2$Linux_X86_64 LibreOffice_project/30m0$Build-2</meta:generator>
  </office:meta>
</office:document-meta>
</file>